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6.907cm" table:align="left"/>
    </style:style>
    <style:style style:name="Tabella1.A" style:family="table-column">
      <style:table-column-properties style:column-width="4.479cm"/>
    </style:style>
    <style:style style:name="Tabella1.B" style:family="table-column">
      <style:table-column-properties style:column-width="12.428cm"/>
    </style:style>
    <style:style style:name="Tabella1.1" style:family="table-row">
      <style:table-row-properties fo:background-color="#ffffff">
        <style:background-image/>
      </style:table-row-properties>
    </style:style>
    <style:style style:name="Tabella1.A1" style:family="table-cell">
      <style:table-cell-properties style:vertical-align="middle" fo:background-color="#acc8cc" fo:padding="0.053cm" fo:border="0.05pt solid #729ea5">
        <style:background-image/>
      </style:table-cell-properties>
    </style:style>
    <style:style style:name="Tabella1.A2" style:family="table-cell">
      <style:table-cell-properties style:vertical-align="middle" fo:background-color="transparent" fo:padding="0.053cm" fo:border="0.05pt solid #729ea5">
        <style:background-image/>
      </style:table-cell-properties>
    </style:style>
    <style:style style:name="P1"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2"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3"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4"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5"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6"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7"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8"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Arial" fo:font-size="9pt" fo:letter-spacing="normal" fo:font-style="normal" fo:font-weight="normal"/>
    </style:style>
    <style:style style:name="P9"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10"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12"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13" style:family="paragraph" style:parent-style-name="Table_20_Contents">
      <style:paragraph-properties fo:margin-top="0cm" fo:margin-bottom="0cm" loext:contextual-spacing="false" fo:text-align="start" style:justify-single-word="false"/>
      <style:text-properties fo:font-size="9pt"/>
    </style:style>
    <style:style style:name="P14" style:family="paragraph" style:parent-style-name="Standard">
      <style:paragraph-properties fo:margin-top="0cm" fo:margin-bottom="0cm" loext:contextual-spacing="false"/>
      <style:text-properties fo:font-size="2pt" style:font-size-asian="2pt" style:font-size-complex="2pt"/>
    </style:style>
    <style:style style:name="P15"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16"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fo:font-variant="normal" fo:text-transform="none" fo:color="#707070" style:font-name="Arial" fo:font-size="9.75pt" fo:letter-spacing="normal" fo:font-style="normal" fo:font-weight="normal"/>
    </style:style>
    <style:style style:name="P17"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fo:font-variant="normal" fo:text-transform="none" fo:color="#707070" style:font-name="Arial" fo:font-size="9.75pt" fo:letter-spacing="normal" fo:font-style="normal" fo:font-weight="normal"/>
    </style:style>
    <style:style style:name="P18"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9"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20"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21" style:family="paragraph" style:parent-style-name="Text_20_body" style:list-style-name="L4">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T1" style:family="text">
      <style:text-properties fo:color="#f39c12" style:text-line-through-style="none" style:text-line-through-type="none" fo:font-size="9pt" style:text-underline-style="none" style:text-blinking="false" fo:padding="0cm" fo:border="none"/>
    </style:style>
    <style:style style:name="T2"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3" style:family="text">
      <style:text-properties fo:font-variant="normal" fo:text-transform="none" fo:color="#707070" style:font-name="Arial" fo:font-size="9pt" fo:letter-spacing="normal" fo:font-style="normal" fo:font-weight="normal" fo:padding="0cm" fo:border="none"/>
    </style:style>
    <style:style style:name="T4" style:family="text">
      <style:text-properties fo:font-variant="normal" fo:text-transform="none" fo:color="#707070" style:font-name="Arial" fo:font-size="9.75pt" fo:letter-spacing="normal" fo:font-style="normal" fo:font-weight="normal"/>
    </style:style>
    <style:style style:name="T5"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T6"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Introduction"/>Introduction</text:h>
      <text:p text:style-name="P2">The Iron Docks is one of the new 5 man dungeons that was released with Warlords of Draenor and can be located in Gorgrond on Draenor. In total this dungeon has got four bosses, all of which can be accessed on Normal, Heroic and Challenge mode difficulties. The heroic mode encounters are fairly similar to the normal mode encounters however there are some differences in abilities and damage that the bosses abilities deal. In this guide you will be able to find information such as boss abilities, boss loot and also a guide for each of the separate boss fights. Look out for the <text:s/>Heroic Mode icon throughout this guide to see what differs on the Heroic mode versions of these encounters.</text:p>
      <text:p text:style-name="P1"/>
      <text:h text:style-name="P9" text:outline-level="1"><text:bookmark text:name="General_Information"/>General Information</text:h>
      <text:p text:style-name="P2">Below you are able to view a range of general information about this dungeon such as its map, any related video guides we may have put out and also any achievements that you are able to earn.</text:p>
      <text:h text:style-name="P7" text:outline-level="2"><text:bookmark text:name="Map"/>Map</text:h>
      <text:p text:style-name="P1"/>
      <text:p text:style-name="P2">This dungeon is located in an open world environment, however you are still restricted in where you can run to in order to be able to get to the bosses. The first boss you will come up against is Fleshrender Nok’gar who will be fought near the entrance of the dungeon once you have cleared a few trash mobs. Once the Fleshrender has been dealt with you will move on to the Grimrail Enforcers, which is a council style fight. When the enforcers have been taken down you will move onto Oshir, after clearing a fair amount of trash mobs. Finally once Oshir has been taken down you will move onto the big boat that is in the centre of the Iron Docks in order to take on the final boss in this dungeon, Skulloc.</text:p>
      <text:h text:style-name="P7" text:outline-level="2"><text:bookmark text:name="Boss_Voices"/>Boss Voices</text:h>
      <text:p text:style-name="P2">Below is a video of the boss audio files that you will hear throughout this dungeon.</text:p>
      <text:h text:style-name="P8" text:outline-level="2"/>
      <text:h text:style-name="P7" text:outline-level="2"><text:bookmark text:name="Achievements"/>Achievements</text:h>
      <text:p text:style-name="P14"><text:bookmark text:name="tfhover"/></text:p>
      <table:table table:name="Tabella1" table:style-name="Tabella1">
        <table:table-column table:style-name="Tabella1.A"/>
        <table:table-column table:style-name="Tabella1.B"/>
        <table:table-row table:style-name="Tabella1.1">
          <table:table-cell table:style-name="Tabella1.A1" office:value-type="string">
            <text:p text:style-name="P12">Achievement Name</text:p>
          </table:table-cell>
          <table:table-cell table:style-name="Tabella1.A1" office:value-type="string">
            <text:p text:style-name="P12">Requirements</text:p>
          </table:table-cell>
        </table:table-row>
        <table:table-row table:style-name="Tabella1.1">
          <table:table-cell table:style-name="Tabella1.A2" office:value-type="string">
            <text:p text:style-name="P10"><text:s/><text:span text:style-name="T1">Iron Docks Challenger</text:span></text:p>
          </table:table-cell>
          <table:table-cell table:style-name="Tabella1.A2" office:value-type="string">
            <text:p text:style-name="P11">Complete the Iron Docks Challenge Mode.</text:p>
          </table:table-cell>
        </table:table-row>
        <table:table-row table:style-name="Tabella1.1">
          <table:table-cell table:style-name="Tabella1.A2" office:value-type="string">
            <text:p text:style-name="P10"><text:s/><text:span text:style-name="T1">Iron Docks: Bronze</text:span></text:p>
          </table:table-cell>
          <table:table-cell table:style-name="Tabella1.A2" office:value-type="string">
            <text:p text:style-name="P11">Complete the Iron Docks Challenge Mode with a rating of Bronze or better.</text:p>
          </table:table-cell>
        </table:table-row>
        <table:table-row table:style-name="Tabella1.1">
          <table:table-cell table:style-name="Tabella1.A2" office:value-type="string">
            <text:p text:style-name="P10"><text:s/><text:span text:style-name="T1">Iron Docks: Silver</text:span></text:p>
          </table:table-cell>
          <table:table-cell table:style-name="Tabella1.A2" office:value-type="string">
            <text:p text:style-name="P11">Complete the Iron Docks Challenge Mode with a rating of Silver or better.</text:p>
          </table:table-cell>
        </table:table-row>
        <table:table-row table:style-name="Tabella1.1">
          <table:table-cell table:style-name="Tabella1.A2" office:value-type="string">
            <text:p text:style-name="P10"><text:s/><text:span text:style-name="T1">Iron Docks: Gold</text:span></text:p>
          </table:table-cell>
          <table:table-cell table:style-name="Tabella1.A2" office:value-type="string">
            <text:p text:style-name="P11">Complete the Iron Docks Challenge Mode with a rating of Gold.</text:p>
          </table:table-cell>
        </table:table-row>
        <table:table-row table:style-name="Tabella1.1">
          <table:table-cell table:style-name="Tabella1.A2" office:value-type="string">
            <text:p text:style-name="P10"><text:s/><text:span text:style-name="T1">Iron Docks</text:span></text:p>
          </table:table-cell>
          <table:table-cell table:style-name="Tabella1.A2" office:value-type="string">
            <text:p text:style-name="P11">Defeat Skulloc in the Iron Docks.</text:p>
          </table:table-cell>
        </table:table-row>
        <table:table-row table:style-name="Tabella1.1">
          <table:table-cell table:style-name="Tabella1.A2" office:value-type="string">
            <text:p text:style-name="P10"><text:s/><text:span text:style-name="T1">Heroic: Iron Docks</text:span></text:p>
          </table:table-cell>
          <table:table-cell table:style-name="Tabella1.A2" office:value-type="string">
            <text:p text:style-name="P11">Defeat Skulloc in the Iron Docks on Heroic difficulty.</text:p>
          </table:table-cell>
        </table:table-row>
        <table:table-row table:style-name="Tabella1.1">
          <table:table-cell table:style-name="Tabella1.A2" office:value-type="string">
            <text:p text:style-name="P10"><text:s/><text:span text:style-name="T1">Heroic: Iron Docks Guild Run</text:span></text:p>
          </table:table-cell>
          <table:table-cell table:style-name="Tabella1.A2" office:value-type="string">
            <text:p text:style-name="P11">Defeat Skulloc in the Iron Docks on Heroic difficulty while in a guild group.</text:p>
          </table:table-cell>
        </table:table-row>
        <table:table-row table:style-name="Tabella1.1">
          <table:table-cell table:style-name="Tabella1.A2" office:value-type="string">
            <text:p text:style-name="P10"><text:s/><text:span text:style-name="T1">Challenge Master: Iron Docks</text:span></text:p>
          </table:table-cell>
          <table:table-cell table:style-name="Tabella1.A2" office:value-type="string">
            <text:p text:style-name="P11">Attain a realm-best time for the Iron Docks Challenge Mode.</text:p>
          </table:table-cell>
        </table:table-row>
        <text:soft-page-break/>
        <table:table-row table:style-name="Tabella1.1">
          <table:table-cell table:style-name="Tabella1.A2" office:value-type="string">
            <text:p text:style-name="P10"><text:s/><text:span text:style-name="T1">Expert Timing</text:span></text:p>
          </table:table-cell>
          <table:table-cell table:style-name="Tabella1.A2" office:value-type="string">
            <text:p text:style-name="P11">Slay 4 Ogron Laborers that are not in combat using a single Iron Star in Iron Docks on Heroic Difficulty.</text:p>
          </table:table-cell>
        </table:table-row>
        <table:table-row table:style-name="Tabella1.1">
          <table:table-cell table:style-name="Tabella1.A2" office:value-type="string">
            <text:p text:style-name="P10"><text:s/><text:span text:style-name="T1">Take Cover!</text:span></text:p>
          </table:table-cell>
          <table:table-cell table:style-name="Tabella1.A2" office:value-type="string">
            <text:p text:style-name="P11">Defeat Skulloc in Iron Docks on Heroic difficulty without any players getting hit by Cannon Barrage or Backdraft.</text:p>
          </table:table-cell>
        </table:table-row>
        <table:table-row table:style-name="Tabella1.1">
          <table:table-cell table:style-name="Tabella1.A2" office:value-type="string">
            <text:p text:style-name="P10"><text:s/><text:span text:style-name="T1">Militaristic, Expansionist</text:span></text:p>
          </table:table-cell>
          <table:table-cell table:style-name="Tabella1.A2" office:value-type="string">
            <text:p text:style-name="P13">Defeat Fleshrender Nok’gar in Iron Docks on Heroic difficulty, while Siegemaster Olugar, Pitwarden Gwarnok, and Champion Druna remain alive and in the fight.</text:p>
          </table:table-cell>
        </table:table-row>
      </table:table>
      <text:h text:style-name="P9" text:outline-level="1"><text:bookmark text:name="Bosses"/>Bosses</text:h>
      <text:p text:style-name="P2">We have seperated the following section into four different sections in order to list the different abilities the bosses have and how to deal with them.</text:p>
      <text:h text:style-name="P7" text:outline-level="2"><text:bookmark text:name="Fleshrender_Nok8217gar"/>Fleshrender Nok’gar</text:h>
      <text:p text:style-name="P3"/>
      <text:p text:style-name="P4">The first boss you will take on in this dungeon goes by the name of Fleshrender Nok’gar. The Fleshrender will start the fight atop his mount, Dreadfang, in order to take on your party. Once Dreadfang gets low on health he will then dismount and begin to fire attacks at your party.</text:p>
      <text:p text:style-name="P5"><text:span text:style-name="Emphasis"><text:span text:style-name="T2">This fierce Warsong warleader has risen rapidly through the ranks of the Iron Horde, and now commands a battalion of orcish soldiers. From atop his wolf Dreadfang, he surveys their drilling and preparation as they ready themselves to lead a naval assault on Shattrath.</text:span></text:span></text:p>
      <text:h text:style-name="P6" text:outline-level="3"><text:bookmark text:name="Abilities"/>Abilities</text:h>
      <text:list xml:id="list5437363158739809467" text:style-name="L1">
        <text:list-item>
          <text:p text:style-name="P16">Fleshrender Nok’Gar</text:p>
          <text:list>
            <text:list-item>
              <text:p text:style-name="P18"><text:span text:style-name="T5">Barbed Arrow Barrage</text:span><text:span text:style-name="T4"> – Howls and signals Grom’kar Archers release a barrage of arrows that rain down from above inflicting 71,500 Physical damage.</text:span></text:p>
            </text:list-item>
            <text:list-item>
              <text:p text:style-name="P18"><text:span text:style-name="T5">Burning Arrows</text:span><text:span text:style-name="T4"> – Nok’gar howls and signals Grom’kar Flameslingers to launch a continuous volley of flaming arrows leaving a burning trail on the ground, inflicting 26,000 Fire damage.</text:span></text:p>
            </text:list-item>
            <text:list-item>
              <text:p text:style-name="P18"><text:span text:style-name="T5">Reckless Provocation</text:span><text:span text:style-name="T4"> – Nok’Gar howls an intimidating warsong, attacking him while active will trigger fear.</text:span></text:p>
            </text:list-item>
          </text:list>
        </text:list-item>
        <text:list-item>
          <text:p text:style-name="P16">Dreadfang</text:p>
          <text:list>
            <text:list-item>
              <text:p text:style-name="P18"><text:span text:style-name="T5">Bloodletting Howl</text:span><text:span text:style-name="T4"> – Dreadfang howls causing his allies to regenerate 2% of max health each second.</text:span></text:p>
            </text:list-item>
            <text:list-item>
              <text:p text:style-name="P18"><text:span text:style-name="T5">Savage Mauling</text:span><text:span text:style-name="T4"> – Dreadfang snarls and leaps towards his prey mauling them savagely, reducing their movement speed by 45% and inflicting 32,500 Physical damage every 1 sec. for 6 sec.</text:span></text:p>
            </text:list-item>
            <text:list-item>
              <text:p text:style-name="P18"><text:span text:style-name="T5">Shredding Swipes</text:span><text:span text:style-name="T4"> – Dreadfang lunges forward gnawing everyone caught in his path, inflicting 59,000 Physical damage.</text:span></text:p>
            </text:list-item>
          </text:list>
        </text:list-item>
      </text:list>
      <text:h text:style-name="P6" text:outline-level="3"><text:bookmark text:name="Guide"/>Guide</text:h>
      <text:p text:style-name="P3"/>
      <text:p text:style-name="P5"><text:span text:style-name="T3">For the first part of this fight you are going to be battling Dreadfang whilst the Fleshrender is riding atop him. When Dreadfang reaches 50% remaining health, Nok’gar will jump off and will then enter the battle. Even when Nok’gar joins the fight you will want to focus Dreadfang until he has been killed due to his </text:span><text:span text:style-name="T6">Bloodletting Howl</text:span><text:span text:style-name="T3"> ability. If you leave Dreadfang alive and start to kill Nok’gar, Dreadfang will simply start to heal him which in turn will prolong the fight for you.</text:span></text:p>
      <text:p text:style-name="P5"><text:span text:style-name="T3">While Dreadfang is alive he will cast </text:span><text:span text:style-name="T6">Savage Mauling</text:span><text:span text:style-name="T3"> which will cause him to leap to a random player in your party and deal damage to them every second for 6 seconds. There is no way to stop him from dealing this damage, other than complete damage mitigation such as Ice Block, so you will have to use a personal cooldown if Dreadfang does leap to you and your healer will also have to spot heal you to keep you alive.</text:span></text:p>
      <text:p text:style-name="P3"/>
      <text:p text:style-name="P5"><text:span text:style-name="T3">Finally, whilst Dreadfang is alive you will also have to deal with his </text:span><text:span text:style-name="T6">Shredding Swipes</text:span><text:span text:style-name="T3"> ability. This will cause him to lunge forward and deal damage to anyone that is within his lunging line. Because of this you will want to try and stay as spread </text:span><text:soft-page-break/><text:span text:style-name="T3">out as you can so that multiple people are not going to be hit by the lunge. This will reduce the overall damage that your party is going to be taking.</text:span></text:p>
      <text:p text:style-name="P5"><text:span text:style-name="T3">When Nok’gar enters the battle be will begin to cast </text:span><text:span text:style-name="T6">Barbed Arrow Barrage</text:span><text:span text:style-name="T3"> which will cause arrows to fall down upon the party, dealing damage to players. This damage is non avoidable so your healers will simply need to heal through the damage that players are going to take from this every 3 seconds. Because of this damage you will need to be highly aware of his </text:span><text:span text:style-name="T6">Burning Arrows</text:span><text:span text:style-name="T3"> ability. You can dodge the damage from this by simply moving around, but you should be aware that it will leave a patch of fire on the ground that you will not be able to stand in due to the damage it will deal to you. Simply move away from the fire when it is near you.</text:span></text:p>
      <text:p text:style-name="P3"/>
      <text:p text:style-name="P5"><text:span text:style-name="T3">The final ability that you are going to have to deal with from Nok’gar is his </text:span><text:span text:style-name="T6">Reckless Provocation</text:span><text:span text:style-name="T3">. When he casts this ability he will put a red sphere around him and if you attach him during this time he will fear you. Now this may not sound too bad but if you are standing near the fire from his </text:span><text:span text:style-name="T6">Burning Arrows</text:span><text:span text:style-name="T3"> ability then there is a chance you could be feared into it and the damage could cause you to be killed.</text:span></text:p>
      <text:h text:style-name="P7" text:outline-level="2"><text:bookmark text:name="Grimrail_Enforcers"/>Grimrail Enforcers</text:h>
      <text:p text:style-name="P3"/>
      <text:p text:style-name="P4">The Grimrail Enforcers is the second boss fight that you will go up against within the Iron Docks. This is a council style fight where each of the three bosses has their own set of abilities and they do not share a health pool.</text:p>
      <text:p text:style-name="P5"><text:span text:style-name="Emphasis"><text:span text:style-name="T2">The Grimrail Enforcers are elite mercenaries in the employ of the Blackfuse Company, hired to protect the trains that run through Gorgrond. The trio consists of a Burning Blade swordsman, a goblin engineer, and a shaman who is versed in dark blood magic. The sole threads that bind them are greed and zeal for killing.</text:span></text:span></text:p>
      <text:h text:style-name="P6" text:outline-level="3"><text:bookmark text:name="Abilities-2"/>Abilities</text:h>
      <text:list xml:id="list8905593777107391038" text:style-name="L2">
        <text:list-item>
          <text:p text:style-name="P17">Ahri’ok Dugru</text:p>
          <text:list>
            <text:list-item>
              <text:p text:style-name="P19"><text:span text:style-name="T5">Blood Bolt</text:span><text:span text:style-name="T4"> – Ahri’ok Dugru conjures a black miasma and releases a bolt of blood, inflicting 60,000 Shadow damage.</text:span></text:p>
            </text:list-item>
            <text:list-item>
              <text:p text:style-name="P19"><text:span text:style-name="T5">Sanguine Sphere</text:span><text:span text:style-name="T4"> – Ahri’ok summons an orb of blood to protect her most injured ally absorbing 150,000 damage, triggers a groupwide heal if broken by damage.</text:span></text:p>
              <text:list>
                <text:list-item>
                  <text:p text:style-name="P19"><text:span text:style-name="T5">Abrupt Restoration</text:span><text:span text:style-name="T4"> – A surge of power is released, healing 10% of max health each 1 sec. for 3 sec.</text:span></text:p>
                </text:list-item>
              </text:list>
            </text:list-item>
            <text:list-item>
              <text:p text:style-name="P19"><text:span text:style-name="T5">Tainted Blood</text:span><text:span text:style-name="T4"> – Ahri’ok manifests a foul toxin that ravages your body, inflicting 23,000 Nature damage every 1 sec. for 10 sec.</text:span></text:p>
            </text:list-item>
          </text:list>
        </text:list-item>
        <text:list-item>
          <text:p text:style-name="P17">Makogg Emberblade</text:p>
          <text:list>
            <text:list-item>
              <text:p text:style-name="P19"><text:span text:style-name="T5">Flaming Slash</text:span><text:span text:style-name="T4"> – Makogg dashes forward spinning his massive blade, inflicting 80,000 Fire damage to all enemies.</text:span></text:p>
            </text:list-item>
            <text:list-item>
              <text:p text:style-name="P19"><text:span text:style-name="T5">Lava Sweep</text:span><text:span text:style-name="T4"> – Makogg slashes his Burning Blade with ferocity and conjures crashing waves of lava, inflicting 58,500 Fire damage.</text:span></text:p>
            </text:list-item>
          </text:list>
        </text:list-item>
        <text:list-item>
          <text:p text:style-name="P17">Neesa “Hightower” Nox</text:p>
          <text:list>
            <text:list-item>
              <text:p text:style-name="P19"><text:span text:style-name="T5">Gutshot</text:span><text:span text:style-name="T4"> – Fires a slug inflicting 40,000 Physical damage.</text:span></text:p>
            </text:list-item>
            <text:list-item>
              <text:p text:style-name="P19"><text:span text:style-name="T5">Malfunctioning Jumper Cables 9000-XL</text:span><text:span text:style-name="T4"> – Neesa’s jumper cables crackle and release a chain of lightning, inflicting 50,000 Nature damage to 3 enemies.</text:span></text:p>
            </text:list-item>
            <text:list-item>
              <text:p text:style-name="P19"><text:span text:style-name="T5">Ogre Traps</text:span><text:span text:style-name="T4"> – Neesa anticipates your movements and carefully calibrates her trap launcher, flinging 8 ogre traps around your feet.</text:span></text:p>
              <text:list>
                <text:list-item>
                  <text:p text:style-name="P19"><text:span text:style-name="T5">Shredded Tendons</text:span><text:span text:style-name="T4"> – Ogre traps snap closed around your ankles, slowing your movement by 15% and inflicting 10,000 damage every 1 sec for 7 sec.</text:span></text:p>
                </text:list-item>
              </text:list>
            </text:list-item>
            <text:list-item>
              <text:p text:style-name="P17">Bombsquad</text:p>
              <text:list>
                <text:list-item>
                  <text:p text:style-name="P19"><text:span text:style-name="T5">Big Boom</text:span><text:span text:style-name="T4"> – Bombsquad primes his core and charges towards an enemy, inflicting 90,000 Fire damage to enemies within 7 yards upon detonation.</text:span></text:p>
                </text:list-item>
              </text:list>
            </text:list-item>
          </text:list>
        </text:list-item>
      </text:list>
      <text:h text:style-name="P6" text:outline-level="3"><text:bookmark text:name="Guide-2"/>Guide</text:h>
      <text:p text:style-name="P3"/>
      <text:p text:style-name="P5"><text:soft-page-break/><text:span text:style-name="T3">Throughout this fight you will find your group changing targets on a fairly regular basis due to the </text:span><text:span text:style-name="T6">Sanguine Sphere</text:span><text:span text:style-name="T3"> ability that Ahri’ok is going to be placing on other members of the council. This will place a red orb around them and if you deal 150,000 damage to the council member with the orb on them, then they will explode and place </text:span><text:span text:style-name="T6">Abrupt Restoration</text:span><text:span text:style-name="T3"> on the nearby allies which will cause them to heal for a total of 30% of their maximum health. Ideally you want to try and not let this go off, but if it does it is simply lengthening the fight duration. Ahri’ok will also cast </text:span><text:span text:style-name="T6">Blood Bolt</text:span><text:span text:style-name="T3"> which she will cast at her current target. This ability can’t be interrupted so your healer will simply need to heal through the damage that is it going to deal to her target. Finally she will cast a debuff on players called </text:span><text:span text:style-name="T6">Tainted Blood</text:span><text:span text:style-name="T3"> which will deal damage every 2 seconds for 10 seconds. This ability can not be removed from players so again you simply need to heal through the damage it is going to deal.</text:span></text:p>
      <text:p text:style-name="P3"/>
      <text:p text:style-name="P5"><text:span text:style-name="T3">Throughout the fight Makogg is going to be targeting locations in the combat area and casting his </text:span><text:span text:style-name="T6">Flaming Slash</text:span><text:span text:style-name="T3"> ability. This will cause him to target a location and charge forward to that location while dealing a moderate amount of fire damage to all enemies he runs through. Because of this you want to try and stay as spread out as possible so that every time he charges it will hit as few people as possible. Additionally he will also cast </text:span><text:span text:style-name="T6">Lava Sweep</text:span><text:span text:style-name="T3"> which will cause him to send out lava waves at players. These lava waves are randomly directed so you will simply need to move from them as they come towards you in order to not take damage.</text:span></text:p>
      <text:p text:style-name="P3"/>
      <text:p text:style-name="P5"><text:span text:style-name="T3">The final council member you will need to deal with is Neesa Nox. Throughout the fight she is going to periodically cast </text:span><text:span text:style-name="T6">Gutshot</text:span><text:span text:style-name="T3"> which will be fired at a random player in the group and can not be interrupted. This is just additional damage that your healer is going to have to heal through. She will also cast an ability called </text:span><text:span text:style-name="T6">Malfunctioning Jumper Cables 9000-XL</text:span><text:span text:style-name="T3"> which will target 3 random players in the group. Again, this is damage that you need to prepare for by having peopled healed up as it can not be avoided in any way. Neesa will also periodically pick a player and fire a set of </text:span><text:span text:style-name="T6">Ogre Traps</text:span><text:span text:style-name="T3"> around them. While you are able to move out of the traps without taking any damage, if you do happen to walk into a trap then you will gain the </text:span><text:span text:style-name="T6">Shredded Tendons</text:span><text:span text:style-name="T3"> debuff. This will cause you to take damage every second for 7 seconds and will also cause you to be slowed. Finally Neesa will release a Bombsquad which will run towards a random player in the group. When the Bombsquad reaches an enemy he will cast </text:span><text:span text:style-name="T6">Big Boom</text:span><text:span text:style-name="T3">which will cause him to deal a moderate amount of fire damage to payers within a 7 yard radius. Because of this if you see the Bombsquad running towards you, you simply need to move away from anyone else and take the damage that it is going to deal when it reaches you.</text:span></text:p>
      <text:h text:style-name="P7" text:outline-level="2"><text:bookmark text:name="Oshir"/>Oshir</text:h>
      <text:p text:style-name="P3"/>
      <text:p text:style-name="P4">The third boss you will up against in this dungeon goes by the name of Oshir. Throughout the fight Oshir will pin players down and deal high amounts of damage to them and also walk around the room opening cages and unleashing waves of Wolf’s and Skyterror’s towards your party.</text:p>
      <text:p text:style-name="P5"><text:span text:style-name="Emphasis"><text:span text:style-name="T2">Once a savage predator who prowled the Spires of Arak, feared and respected within his pride, the saberon Oshir fell into a Thunderlord snare and was brought to Gorgrond to be broken and trained as an Iron Horde combatant. Not a day passes that Oshir does not dream of tasting his captors’ blood.</text:span></text:span></text:p>
      <text:h text:style-name="P6" text:outline-level="3"><text:bookmark text:name="Abilities-3"/>Abilities</text:h>
      <text:list xml:id="list6227133924710047831" text:style-name="L3">
        <text:list-item>
          <text:p text:style-name="P20"><text:span text:style-name="T5">Time to Feed</text:span><text:span text:style-name="T4"> – Oshir pins his prey to the ground and rends them furiously, inflicting 37,500 Physical damage every 5 sec for 20 sec.</text:span></text:p>
          <text:list>
            <text:list-item>
              <text:p text:style-name="P20"><text:span text:style-name="T5">Feeding Frenzy</text:span><text:span text:style-name="T4"> – Oshir enters a feeding frenzy and must be damaged for 8% of his maximum health to release his victim.</text:span></text:p>
            </text:list-item>
          </text:list>
        </text:list-item>
        <text:list-item>
          <text:p text:style-name="P20"><text:span text:style-name="T5">Primal Assault</text:span><text:span text:style-name="T4"> – Oshir charges towards his prey, brutally mauling enemies in his path for 100,000 Physical damage.</text:span></text:p>
        </text:list-item>
        <text:list-item>
          <text:p text:style-name="P20"><text:span text:style-name="T5">Breakout</text:span><text:span text:style-name="T4"> – Oshir leaps to a cage, unleashing the caged beast trapped inside!</text:span></text:p>
        </text:list-item>
        <text:list-item>
          <text:p text:style-name="P20"><text:span text:style-name="T5">Ravenous Wolf</text:span><text:span text:style-name="T4"> – When Released, each Ravenous Wolf in the pack fixates on a different enemy.</text:span></text:p>
          <text:list>
            <text:list-item>
              <text:p text:style-name="P20"><text:span text:style-name="T5">Strength of the Pack</text:span><text:span text:style-name="T4"> – <text:s/>Increases damage dealt by 25% for each nearby Ravenous Wolf.</text:span></text:p>
            </text:list-item>
          </text:list>
        </text:list-item>
        <text:list-item>
          <text:p text:style-name="P20"><text:span text:style-name="T5">Rylak Skyterror</text:span><text:span text:style-name="T4"> – When released, the Skyterror takes to the skies and begins to attack enemies with Acid </text:span><text:soft-page-break/><text:span text:style-name="T4">Spit.</text:span></text:p>
          <text:list>
            <text:list-item>
              <text:p text:style-name="P20"><text:span text:style-name="T5">Acid Spit</text:span><text:span text:style-name="T4"> – The Rylak Skyterror fires an Acid Spit at an enemy, inflicting 30,000 Nature damage to enemies within 6 yards and creating an Acid Splash for 30 sec.</text:span></text:p>
            </text:list-item>
          </text:list>
        </text:list-item>
      </text:list>
      <text:h text:style-name="P6" text:outline-level="3"><text:bookmark text:name="Guide-3"/>Guide</text:h>
      <text:p text:style-name="P3"/>
      <text:p text:style-name="P5"><text:span text:style-name="T3">Throughout the fight Oshir is going to randomly pin someone to the ground and begin to inflict high amounts of Physical damage to them. This is his </text:span><text:span text:style-name="T6">Time to Feed</text:span><text:span text:style-name="T3">. While casting this ability your healer will have to spot heal, and use cooldowns where needed, on the person that is currently being ravaged. The only way to break Oshir out of his </text:span><text:span text:style-name="T6">Feeding Frenzy</text:span><text:span text:style-name="T3"> is by dealing 8% of his maximum health in damage to him. Once this is done, the player will become unpinned and be able to carry on with the encounter like before.</text:span></text:p>
      <text:p text:style-name="P3"/>
      <text:p text:style-name="P5"><text:span text:style-name="T3">As well as pinning people down, Oshir will also try to run through your party and mow players down with his </text:span><text:span text:style-name="T6">Primal Assault</text:span><text:span text:style-name="T3">. This will cause him to walk in a fixed line while dealing very high amounts of damage to anyone that gets in his way. In order to avoid this you simply need to move to the side. As a side note the hitbox for the ability seemed alot bigger than the animation so you may need to move some distance away just to be safe.</text:span></text:p>
      <text:p text:style-name="P3"/>
      <text:p text:style-name="P5"><text:span text:style-name="T3">Finally, throughout the fight Oshir will cast </text:span><text:span text:style-name="T6">Breakout</text:span><text:span text:style-name="T3"> which will cause him to jump to one of the cages around the room and unlock it. If he unleashes the </text:span><text:span text:style-name="T6">Ravenous Wolfs</text:span><text:span text:style-name="T3"> then they will fixate on random people and deal damage to them. You simply need to kill these off when they spawn. You should group up in order to deal AoE damage to kill them faster. <text:s/>On the Heroic mode version of this encounter the wolf’s will cast </text:span><text:span text:style-name="T6">Strength of the Pack</text:span><text:span text:style-name="T3"> which means you will need to spread out as the damage they deal will be increased for each other nearby Wolf. Finally, Oshir can also release </text:span><text:span text:style-name="T6">Rylak Skyterrors</text:span><text:span text:style-name="T3"> which will cast 1 ability at your party. </text:span><text:span text:style-name="T6">Acid Spit</text:span><text:span text:style-name="T3"> will cause the Skyterrors to spit an acid pool on the ground under players which will persist for 30 seconds and deal moderate damage to anyone who stands in it. You should simply move away from these as and when they spawn, and kill the </text:span><text:span text:style-name="T6">Rylak Skyterrors</text:span><text:span text:style-name="T3"> as soon as they are spawned.</text:span></text:p>
      <text:h text:style-name="P7" text:outline-level="2"><text:bookmark text:name="Skulloc"/>Skulloc</text:h>
      <text:p text:style-name="P3"/>
      <text:p text:style-name="P4">The fourth and final boss in this dungeon goes by the name of Skulloc. However you will not only be fighting Skulloc during this fight as you will also have to take on his companions who go by the name of Kramar and Zoggosh, each of which have their own set of abilities to deal with.</text:p>
      <text:p text:style-name="P5"><text:span text:style-name="Emphasis"><text:span text:style-name="T2">The mighty gronn Skulloc represents one of the great successes of the Iron Horde’s subjugation of the giants of Gorgrond. Towering over the Grom’kar forces, and fitted with a pair of cannons that would feel at home on any ironclad warship, Skulloc stands ready to unleash destruction at the behest of his new masters.</text:span></text:span></text:p>
      <text:h text:style-name="P6" text:outline-level="3"><text:bookmark text:name="Abilities-4"/>Abilities</text:h>
      <text:list xml:id="list2419440714843010757" text:style-name="L4">
        <text:list-item>
          <text:p text:style-name="P21"><text:span text:style-name="T5">Cannon Barrage</text:span><text:span text:style-name="T4"> – Barrages enemies with his cannons, inflicting 50,000 Fire damage and reducing the movement speed of enemies within 9 yards of the blast.</text:span></text:p>
          <text:list>
            <text:list-item>
              <text:p text:style-name="P21"><text:span text:style-name="T5">Backdraft</text:span><text:span text:style-name="T4"> – A plume of heat and smoke backdrafts from the rear of the ship, inflicting 80,000 Fire damage to enemies. The more cannon barrages occur, the more severe this explosion is.</text:span></text:p>
            </text:list-item>
          </text:list>
        </text:list-item>
        <text:list-item>
          <text:p text:style-name="P21"><text:span text:style-name="T5">Koramar</text:span></text:p>
          <text:list>
            <text:list-item>
              <text:p text:style-name="P21"><text:span text:style-name="T5">Berserker Leap</text:span><text:span text:style-name="T4"> – Koramar crashes down on enemy targets, inflicting 26,050 Nature damage to enemies within 8 yards of his landing.</text:span></text:p>
            </text:list-item>
            <text:list-item>
              <text:p text:style-name="P21"><text:span text:style-name="T5">Shattering Blade</text:span><text:span text:style-name="T4"> – Koramar skims his blade across the ground, causing melee sparks that inflict 30,500 Fire damage to enemies within the area of effect.</text:span></text:p>
            </text:list-item>
            <text:list-item>
              <text:p text:style-name="P21"><text:span text:style-name="T5">Bladestorm</text:span><text:span text:style-name="T4"> – Attacks in a whirl of steel, causing 200% weapon damage to each enemy within melee range.</text:span></text:p>
            </text:list-item>
          </text:list>
        </text:list-item>
        <text:list-item>
          <text:p text:style-name="P21"><text:span text:style-name="T5">Zoggosh</text:span></text:p>
          <text:list>
            <text:list-item>
              <text:p text:style-name="P21"><text:span text:style-name="T5">Rapid Fire</text:span><text:span text:style-name="T4"> – Zoggosh focuses on a single enemy, rapidly firing at them and all enemies standing in </text:span><text:soft-page-break/><text:span text:style-name="T4">between for 4,000 Fire damage every half second.</text:span></text:p>
            </text:list-item>
          </text:list>
        </text:list-item>
      </text:list>
      <text:h text:style-name="P6" text:outline-level="3"><text:bookmark text:name="Guide-4"/>Guide</text:h>
      <text:p text:style-name="P3"/>
      <text:p text:style-name="P5"><text:span text:style-name="T3">At the start of the fight </text:span><text:span text:style-name="T6">Zoggosh</text:span><text:span text:style-name="T3"> is going to jump into his cannon and you will not be able to attack him until later on. During this time he will only cast one ability called </text:span><text:span text:style-name="T6">Rapid Fire</text:span><text:span text:style-name="T3">, which will cause him to fire at a random enemy dealing fire damage every half second. If you get targeted you need to move away from the party as anyone between yourself and Zoggosh will take damage from the fire that is being hurled towards you. At that start of the fight your tank is only going to need to pick up Koramar and Skulloc and tank them.</text:span></text:p>
      <text:p text:style-name="P3"/>
      <text:p text:style-name="P5"><text:span text:style-name="T3">When the fight starts you want to focus all of your damage onto Koramar and kill him as fast as possible. While you are doing this he will throw several abilities at you that you will need to deal with. </text:span><text:span text:style-name="T6">Berserker Leap</text:span><text:span text:style-name="T3"> will cause him to jump to random targets and because it deals AoE damage when he lands you will want to make sure that your party is spread out as best they can be. Spreading will also help you with his next ability, </text:span><text:span text:style-name="T6">Shattering Blade</text:span><text:span text:style-name="T3">, as this is another AoE ability that will deal damage to anyone that is near it. Simply stay spread and because the damage is unavoidable if it goes near you, your healer will need to heal you through it. His final ability is called </text:span><text:span text:style-name="T6">Bladestorm</text:span><text:span text:style-name="T3">which will deal damage to anyone that is in melee range when he casts it. Simply move away from him in order to not take and damage.</text:span></text:p>
      <text:p text:style-name="P3"/>
      <text:p text:style-name="P5"><text:span text:style-name="T3">Once Koramar is dead, Skulloc will then begin to knock players back and fire his cannons at you. This cycle of abilities will repeat itself until Skulloc has been killed. First of all he will knock everyone to the other side of the boat with his </text:span><text:span text:style-name="T6">Backdraft</text:span><text:span text:style-name="T3"> ability. When you get there you will be stunned for a second and you then want to move as fast as you can behind the crates so that you don’t get instantly killed by his </text:span><text:span text:style-name="T6">Cannon Barrage</text:span><text:span text:style-name="T3"> ability. When he stops casting </text:span><text:span text:style-name="T6">Cannon Barrage</text:span><text:span text:style-name="T3"> you can move further up the boat and hide behind the next set of crates to avoid the damage from </text:span><text:span text:style-name="T6">Cannon Barrage</text:span><text:span text:style-name="T3"> again. You should do this until you make it back to Skulloc, which will cause him to fight you normally again. You should repeat this process every time you get knocked to the back of the boat.</text:span></text:p>
      <text:p text:style-name="P3"/>
      <text:p text:style-name="P4">Finally, when Skulloc is almost dead, Zoggosh will jump out of his cannon and begin to attack your party. Your tank simply needs to get aggro on him and your DPS need to kill him off. He does not gain any new abilities when he jumps out of the cannon, so you can look to kill him either before or after you have finished Skullo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1:09:16.462145102</meta:creation-date>
    <dc:date>2014-11-23T11:32:50.451526065</dc:date>
    <meta:editing-duration>PT1H7M34S</meta:editing-duration>
    <meta:editing-cycles>2</meta:editing-cycles>
    <meta:generator>LibreOffice/4.3.3.2$Linux_X86_64 LibreOffice_project/430m0$Build-2</meta:generator>
    <meta:document-statistic meta:table-count="1" meta:image-count="0" meta:object-count="0" meta:page-count="6" meta:paragraph-count="109" meta:word-count="3465" meta:character-count="19114" meta:non-whitespace-character-count="15752"/>
  </office:meta>
</office:document-meta>
</file>